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style:font-name="Times New Roman" fo:font-size="10pt" fo:language="en" fo:country="US" style:font-size-asian="10pt"/>
    </style:style>
    <style:style style:name="P2" style:family="paragraph" style:parent-style-name="Standard">
      <style:paragraph-properties fo:margin-left="0in" fo:margin-right="0.5in" fo:margin-top="0.1693in" fo:margin-bottom="0.1693in" loext:contextual-spacing="false" fo:line-height="150%" fo:text-align="start" style:justify-single-word="false" fo:text-indent="0in" style:auto-text-indent="false" style:writing-mode="lr-tb"/>
    </style:style>
    <style:style style:name="P3" style:family="paragraph" style:parent-style-name="Standard">
      <style:paragraph-properties fo:margin-top="0.0799in" fo:margin-bottom="0.0799in" loext:contextual-spacing="false" fo:line-height="120%" fo:text-align="start" style:justify-single-word="false" fo:break-before="page" style:writing-mode="lr-tb"/>
    </style:style>
    <style:style style:name="P4" style:family="paragraph" style:parent-style-name="Standard" style:master-page-name="">
      <loext:graphic-properties draw:fill="none"/>
      <style:paragraph-properties fo:margin-left="0in" fo:margin-right="0in" fo:margin-top="0.0799in" fo:margin-bottom="0.0799in" loext:contextual-spacing="false" fo:line-height="120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21e2c8"/>
    </style:style>
    <style:style style:name="P5" style:family="paragraph" style:parent-style-name="Standard">
      <loext:graphic-properties draw:fill="none"/>
      <style:paragraph-properties fo:margin-left="1.5in" fo:margin-right="1.5in" fo:margin-top="0.1693in" fo:margin-bottom="0.1693in" loext:contextual-spacing="false" fo:line-height="150%" fo:text-align="start" style:justify-single-word="false" fo:orphans="2" fo:widows="2" fo:text-indent="-1.5in" style:auto-text-indent="false" fo:background-color="transparent" style:writing-mode="lr-tb"/>
      <style:text-properties officeooo:paragraph-rsid="001bf1c7"/>
    </style:style>
    <style:style style:name="P6" style:family="paragraph" style:parent-style-name="Standard">
      <loext:graphic-properties draw:fill="none"/>
      <style:paragraph-properties fo:margin-left="1.5in" fo:margin-right="1.5in" fo:margin-top="0.1693in" fo:margin-bottom="0.1693in" loext:contextual-spacing="false" fo:line-height="150%" fo:text-align="start" style:justify-single-word="false" fo:orphans="2" fo:widows="2" fo:text-indent="-1.5in" style:auto-text-indent="false" fo:background-color="transparent" style:writing-mode="lr-tb"/>
      <style:text-properties officeooo:paragraph-rsid="003842fc"/>
    </style:style>
    <style:style style:name="P7" style:family="paragraph" style:parent-style-name="Standard" style:master-page-name="">
      <loext:graphic-properties draw:fill="none"/>
      <style:paragraph-properties fo:margin-left="1.5in" fo:margin-right="1.5in" fo:margin-top="0.1693in" fo:margin-bottom="0.1693in" loext:contextual-spacing="false" fo:line-height="150%" fo:text-align="start" style:justify-single-word="false" fo:orphans="2" fo:widows="2" fo:text-indent="-1.5in" style:auto-text-indent="false" style:page-number="auto" fo:background-color="transparent" style:writing-mode="lr-tb"/>
      <style:text-properties officeooo:paragraph-rsid="001bf1c7"/>
    </style:style>
    <style:style style:name="P8" style:family="paragraph" style:parent-style-name="Standard">
      <loext:graphic-properties draw:fill="none"/>
      <style:paragraph-properties fo:margin-left="2in" fo:margin-right="1in" fo:margin-top="0.1693in" fo:margin-bottom="0.1693in" loext:contextual-spacing="false" fo:line-height="150%" fo:text-align="start" style:justify-single-word="false" fo:orphans="2" fo:widows="2" fo:text-indent="-2in" style:auto-text-indent="false" fo:background-color="transparent" style:writing-mode="lr-tb"/>
      <style:text-properties officeooo:paragraph-rsid="001bf1c7"/>
    </style:style>
    <style:style style:name="P9" style:family="paragraph" style:parent-style-name="Standard" style:master-page-name="">
      <loext:graphic-properties draw:fill="none"/>
      <style:paragraph-properties fo:margin-left="2in" fo:margin-right="1in" fo:margin-top="0.1693in" fo:margin-bottom="0.1693in" loext:contextual-spacing="false" fo:line-height="150%" fo:text-align="start" style:justify-single-word="false" fo:orphans="2" fo:widows="2" fo:text-indent="-2in" style:auto-text-indent="false" style:page-number="auto" fo:background-color="transparent" style:writing-mode="lr-tb">
        <style:tab-stops/>
      </style:paragraph-properties>
      <style:text-properties officeooo:paragraph-rsid="001bf1c7"/>
    </style:style>
    <style:style style:name="P10" style:family="paragraph" style:parent-style-name="Standard" style:master-page-name="">
      <loext:graphic-properties draw:fill="none"/>
      <style:paragraph-properties fo:margin-left="2in" fo:margin-right="1in" fo:margin-top="0.1693in" fo:margin-bottom="0.1693in" loext:contextual-spacing="false" fo:line-height="150%" fo:text-align="start" style:justify-single-word="false" fo:orphans="2" fo:widows="2" fo:text-indent="-2in" style:auto-text-indent="false" style:page-number="auto" fo:background-color="transparent" style:writing-mode="lr-tb"/>
      <style:text-properties officeooo:paragraph-rsid="001bf1c7"/>
    </style:style>
    <style:style style:name="P11" style:family="paragraph" style:parent-style-name="Standard" style:master-page-name="">
      <loext:graphic-properties draw:fill="none"/>
      <style:paragraph-properties fo:margin-left="0in" fo:margin-right="1in" fo:margin-top="0.1693in" fo:margin-bottom="0.1693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fo:font-weight="bold" officeooo:paragraph-rsid="0017eda3" style:font-weight-asian="bold"/>
    </style:style>
    <style:style style:name="P12" style:family="paragraph" style:parent-style-name="Standard" style:master-page-name="">
      <loext:graphic-properties draw:fill="none"/>
      <style:paragraph-properties fo:margin-left="0in" fo:margin-right="1in" fo:margin-top="0.1693in" fo:margin-bottom="0.1693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fo:font-weight="bold" style:font-weight-asian="bold"/>
    </style:style>
    <style:style style:name="P13" style:family="paragraph" style:parent-style-name="Standard">
      <style:paragraph-properties fo:margin-left="2in" fo:margin-right="0in" fo:margin-top="0.0799in" fo:margin-bottom="0.0799in" loext:contextual-spacing="false" fo:line-height="120%" fo:text-align="start" style:justify-single-word="false" fo:text-indent="-2in" style:auto-text-indent="false" fo:break-before="page" style:writing-mode="lr-tb"/>
      <style:text-properties officeooo:paragraph-rsid="0016df0a"/>
    </style:style>
    <style:style style:name="P14" style:family="paragraph" style:parent-style-name="Standard" style:master-page-name="Standard">
      <loext:graphic-properties draw:fill="none"/>
      <style:paragraph-properties fo:margin-left="0in" fo:margin-right="0in" fo:margin-top="0.0799in" fo:margin-bottom="0.0799in" loext:contextual-spacing="false" fo:line-height="120%" fo:text-align="start" style:justify-single-word="false" fo:orphans="2" fo:widows="2" fo:text-indent="0in" style:auto-text-indent="false" style:page-number="auto" fo:background-color="transparent" style:writing-mode="lr-tb"/>
      <style:text-properties fo:font-weight="bold" officeooo:rsid="00418c65" officeooo:paragraph-rsid="00418c65" style:font-weight-asian="bold"/>
    </style:style>
    <style:style style:name="P15" style:family="paragraph" style:parent-style-name="Standard" style:master-page-name="">
      <loext:graphic-properties draw:fill="none"/>
      <style:paragraph-properties fo:margin-left="0in" fo:margin-right="1.5in" fo:margin-top="0.1693in" fo:margin-bottom="0.1693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officeooo:rsid="00418c65" officeooo:paragraph-rsid="00418c6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2cc9d" style:font-weight-asian="bold"/>
    </style:style>
    <style:style style:name="T3" style:family="text">
      <style:text-properties fo:font-weight="bold" officeooo:rsid="003fe797" style:font-weight-asian="bold"/>
    </style:style>
    <style:style style:name="T4" style:family="text">
      <style:text-properties officeooo:rsid="00195003"/>
    </style:style>
    <style:style style:name="T5" style:family="text">
      <style:text-properties officeooo:rsid="00231914"/>
    </style:style>
    <style:style style:name="T6" style:family="text">
      <style:text-properties officeooo:rsid="0029e807"/>
    </style:style>
    <style:style style:name="T7" style:family="text">
      <style:text-properties officeooo:rsid="002ccdaa"/>
    </style:style>
    <style:style style:name="T8" style:family="text">
      <style:text-properties officeooo:rsid="0032cc9d"/>
    </style:style>
    <style:style style:name="T9" style:family="text">
      <style:text-properties officeooo:rsid="00418c6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4">Waypoint Nondisclosure Agreement 2.0.0</text:p>
        <text:p text:style-name="P4"><text:span text:style-name="T9">The parties agree to the</text:span> <text:span text:style-name="T9">terms of the </text:span><text:span text:style-name="T1">The Waypoint NDA 2.0.</text:span><text:span text:style-name="T3">0</text:span><text:span text:style-name="T1"> </text:span>published at <text:bookmark-start text:name="__DdeLink__410_786917921"/><text:a xlink:type="simple" xlink:href="https://waypointnda.com/" text:style-name="Internet_20_link" text:visited-style-name="Visited_20_Internet_20_Link">https://waypointnda.com</text:a><text:bookmark-end text:name="__DdeLink__410_786917921"/>, <text:span text:style-name="T9">substituting this page for the “standard form certificate” those terms refer to:</text:span></text:p>
        <text:p text:style-name="P7"><text:span text:style-name="T1">Purpose</text:span>:<text:tab/><text:bookmark-start text:name="__DdeLink__494_646533662"/>______________________________<text:bookmark-end text:name="__DdeLink__494_646533662"/>__________<text:line-break/>________________________________________<text:line-break/>________________________________________<text:line-break/>________________________________________<text:line-break/>[State the purpose for sharing confidential information.]<text:bookmark-start text:name="__DdeLink__493_162727990"/></text:p>
        <text:p text:style-name="P5"><text:span text:style-name="T1">Governing Law</text:span>:<text:tab/>________________________________________<text:line-break/>________________________________________<text:line-break/>[Name the state, country, or other jurisdiction whose law will govern the agreement.<text:bookmark-end text:name="__DdeLink__493_162727990"/>]</text:p>
        <text:p text:style-name="P5"><text:span text:style-name="T1">Forum for Disputes</text:span>:<text:tab/>________________________________________<text:line-break/>________________________________________<text:line-break/>[Optional. Name the city, district, or country where any disputes about <text:span text:style-name="T5">the</text:span> agreement will happen.]</text:p>
        <text:p text:style-name="P6"><text:span text:style-name="T2">Term</text:span>:<text:tab/>________________________________________<text:line-break/>[<text:span text:style-name="T8">Optional. State how long the agreement will cover new confidential information disclosed.</text:span>]</text:p>
        <text:p text:style-name="P15">[Signature pages follow.]</text:p>
      </text:section>
      <text:section text:style-name="Sect1" text:name="Section2">
        <text:p text:style-name="P3">The parties <text:span text:style-name="T7">agree to</text:span> this nondisclosure agreement on the dates by their signatures.</text:p>
        <text:p text:style-name="P12">First Party</text:p>
        <text:p text:style-name="P10">Legal Name:<text:tab/>________________________________________<text:line-break/>[Write the legal name of the party proposing the <text:span text:style-name="T6">agreement</text:span>, like “Super Software, Inc.” or “John A. Smith”.<text:span text:style-name="T4">]</text:span></text:p>
        <text:p text:style-name="P8">Legal Type:<text:tab/>________________________________________<text:line-break/>[Write the company’s jurisdiction and legal form, like “Delaware corporation” or “New York resident” for an individual.]</text:p>
        <text:p text:style-name="P10">Signature:<text:tab/>________________________________________</text:p>
        <text:p text:style-name="P8">Name:<text:tab/>________________________________________</text:p>
        <text:p text:style-name="P10">Title:<text:tab/>________________________________________<text:line-break/>[Leave blank if the party is an individual.]</text:p>
        <text:p text:style-name="P10">Date:<text:tab/>________________________________________</text:p>
        <text:p text:style-name="P8">E-Mail:<text:tab/>________________________________________</text:p>
        <text:p text:style-name="P13">The parties <text:span text:style-name="T7">agree to</text:span> this nondisclosure agreement on the dates by their signatures.</text:p>
        <text:p text:style-name="P11">Second Party</text:p>
        <text:p text:style-name="P9">Legal Name:<text:tab/>_______________________________________<text:line-break/>[Write the legal name of the party receiving the <text:span text:style-name="T6">agreement proposal</text:span>, like “Quick Welding LLC” or “Jane B. Doe”.]</text:p>
        <text:p text:style-name="P8">Legal Type:<text:tab/>________________________________________<text:line-break/>[Write the company’s jurisdiction and legal form, like “Delaware corporation” or “Texas resident” for an individual.]</text:p>
        <text:p text:style-name="P10">Signature:<text:tab/>________________________________________</text:p>
        <text:p text:style-name="P10">Name:<text:tab/>________________________________________</text:p>
        <text:p text:style-name="P10">Title:<text:tab/>________________________________________<text:line-break/>[Leave blank if the party is an individual.]</text:p>
        <text:p text:style-name="P10">Date:<text:tab/>________________________________________</text:p>
        <text:p text:style-name="P10">E-Mail:<text:tab/>________________________________________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27in" fo:margin-bottom="0.0827in" loext:contextual-spacing="false" fo:line-height="100%" fo:text-align="justify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27in" loext:contextual-spacing="false" fo:line-height="100%" fo:text-align="justify" style:justify-single-word="false"/>
      <style:text-properties fo:color="#00000a" style:font-name="Liberation Sans" fo:font-family="'Liberation Sans'" style:font-family-generic="roman" style:font-pitch="variable" fo:font-size="14pt" fo:language="en" fo:country="US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.0827in" fo:margin-bottom="0.0965in" loext:contextual-spacing="false" fo:line-height="120%" fo:text-align="justify" style:justify-single-word="false"/>
      <style:text-properties fo:color="#00000a" style:font-name="Times New Roman" fo:font-family="'Times New Roman'" style:font-family-generic="roman" style:font-pitch="variable" fo:font-size="12pt" fo:language="en" fo:country="US" style:font-size-asian="12pt"/>
    </style:style>
    <style:style style:name="List" style:family="paragraph" style:parent-style-name="Text_20_body" style:default-outline-level="" style:class="list">
      <style:paragraph-properties fo:margin-top="0in" fo:margin-bottom="0.0965in" loext:contextual-spacing="false" fo:line-height="120%" fo:text-align="justify" style:justify-single-word="false"/>
      <style:text-properties fo:color="#00000a" style:font-name="Times New Roman" fo:font-family="'Times New Roman'" style:font-family-generic="roman" style:font-pitch="variable" fo:font-size="12pt" fo:language="en" fo:country="US" style:font-size-asian="12pt"/>
    </style:style>
    <style:style style:name="Caption" style:family="paragraph" style:parent-style-name="Standard" style:default-outline-level="" style:class="extra">
      <style:paragraph-properties fo:margin-top="0.0827in" fo:margin-bottom="0.0827in" loext:contextual-spacing="false" fo:line-height="100%" fo:text-align="justify" style:justify-single-word="false"/>
      <style:text-properties fo:color="#00000a" style:font-name="Times New Roman" fo:font-family="'Times New Roman'" style:font-family-generic="roman" style:font-pitch="variable" fo:font-size="12pt" fo:language="en" fo:country="US" fo:font-style="italic" style:font-size-asian="12pt" style:font-style-asian="italic"/>
    </style:style>
    <style:style style:name="Index" style:family="paragraph" style:parent-style-name="Standard" style:default-outline-level="" style:class="index">
      <style:paragraph-properties fo:margin-top="0.0827in" fo:margin-bottom="0.0827in" loext:contextual-spacing="false" fo:line-height="100%" fo:text-align="justify" style:justify-single-word="false"/>
      <style:text-properties fo:color="#00000a" style:font-name="Times New Roman" fo:font-family="'Times New Roman'" style:font-family-generic="roman" style:font-pitch="variable" fo:font-size="12pt" fo:language="en" fo:country="US" style:font-size-asian="12pt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Chapter_20_Heading" style:display-name="Chapter Heading" style:family="paragraph" style:default-outline-level="">
      <style:paragraph-properties>
        <style:tab-stops>
          <style:tab-stop style:position="1.1in"/>
        </style:tab-stops>
      </style:paragraph-properties>
    </style:style>
    <style:style style:name="Contents_20_1" style:display-name="Contents 1" style:family="paragraph" style:parent-style-name="Standard" style:default-outline-level="" style:class="index">
      <style:paragraph-properties fo:margin-left="0.5in" fo:margin-right="0in" fo:text-indent="-0.2992in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1in" fo:margin-right="0in" fo:text-indent="-0.2992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.5in" fo:margin-right="0in" fo:text-indent="-0.2992in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parent-style-name="Standard" style:default-outline-level=""/>
    <style:style style:name="Footer" style:family="paragraph" style:parent-style-name="Standard" style:default-outline-level="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US" style:font-size-asian="12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Frame_20_contents" style:display-name="Frame contents" style:family="paragraph" style:parent-style-name="Standard" style:default-outline-level="" style:class="extra">
      <style:paragraph-properties fo:margin-top="0.0827in" fo:margin-bottom="0.0827in" loext:contextual-spacing="false" fo:line-height="100%" fo:text-align="justify" style:justify-single-word="false"/>
      <style:text-properties fo:color="#00000a" style:font-name="Times New Roman" fo:font-family="'Times New Roman'" style:font-family-generic="roman" style:font-pitch="variable" fo:font-size="12pt" fo:language="en" fo:country="US" style:font-size-asian="12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US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0.5in" fo:margin-right="0in" fo:text-indent="-0.2992in" style:auto-text-indent="false"/>
    </style:style>
    <style:style style:name="Lower_20_Roman_20_List" style:display-name="Lower Roman List" style:family="paragraph" style:parent-style-name="Standard" style:default-outline-level="">
      <style:paragraph-properties fo:margin-left="0.5in" fo:margin-right="0in" fo:text-indent="-0.2992in" style:auto-text-indent="false"/>
    </style:style>
    <style:style style:name="Numbered_20_Heading_20_1" style:display-name="Numbered Heading 1" style:family="paragraph" style:parent-style-name="Heading_20_1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parent-style-name="Heading_20_2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parent-style-name="Heading_20_3" style:default-outline-level="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default-outline-level="">
      <style:paragraph-properties>
        <style:tab-stops>
          <style:tab-stop style:position="1.1in"/>
        </style:tab-stops>
      </style:paragraph-properties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2992in" style:auto-text-indent="false" style:writing-mode="lr-tb"/>
      <style:text-properties style:font-name="Times New Roman" fo:font-family="'Times New Roman'" style:font-family-generic="roman" style:font-pitch="variable" fo:font-size="12pt" style:font-name-asian="Liberation Sans1" style:font-family-asian="'Liberation Sans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style:font-name="Times New Roman" fo:font-size="10pt" fo:language="en" fo:country="US" style:font-size-asian="10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563in" fo:margin-left="0in" fo:margin-right="0in" fo:margin-top="0.316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.3563in" fo:margin-left="1in" fo:margin-right="1in" style:writing-mode="lr-tb" style:layout-grid-color="#c0c0c0" style:layout-grid-lines="2195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</text:p>
      </style:foot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Mitchell</meta:initial-creator>
    <meta:generator>LibreOffice/6.1.5.2$Linux_X86_64 LibreOffice_project/10$Build-2</meta:generator>
    <dc:date>2021-01-30T12:43:24.307586243</dc:date>
    <dc:creator>Kyle Mitchell</dc:creator>
    <meta:editing-duration>PT30M8S</meta:editing-duration>
    <meta:editing-cycles>30</meta:editing-cycles>
    <meta:document-statistic meta:table-count="0" meta:image-count="0" meta:object-count="0" meta:page-count="3" meta:paragraph-count="26" meta:word-count="245" meta:character-count="2418" meta:non-whitespace-character-count="2196"/>
  </office:meta>
</office:document-meta>
</file>